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paragraph-rsid="00171e5e"/>
    </style:style>
    <style:style style:name="P2" style:family="paragraph" style:parent-style-name="Standard" style:list-style-name="L1">
      <style:paragraph-properties fo:break-before="page"/>
      <style:text-properties officeooo:paragraph-rsid="00171e5e"/>
    </style:style>
    <style:style style:name="P3" style:family="paragraph" style:parent-style-name="Standard" style:list-style-name="">
      <style:text-properties officeooo:paragraph-rsid="00171e5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260710882" text:style-name="L1">
        <text:list-item>
          <text:p text:style-name="P1">Agile and Scrum Agile &amp; Scrum In Depth: Guide, Simulation and Best Practices (Udemy) <text:a xlink:type="simple" xlink:href="https://www.udemy.com/course-dashboard-redirect/?course_id=2991570" office:target-frame-name="_blank" xlink:show="new" text:style-name="Internet_20_link" text:visited-style-name="Visited_20_Internet_20_Link">https://www.udemy.com/course-dashboard-redirect/?course_id=2991570</text:a><text:line-break/></text:p>
        </text:list-item>
        <text:list-item>
          <text:p text:style-name="P1">Git The Git &amp; Github Bootcamp <text:a xlink:type="simple" xlink:href="https://www.udemy.com/course/git-and-github-bootcamp/" office:target-frame-name="_blank" xlink:show="new" text:style-name="Internet_20_link" text:visited-style-name="Visited_20_Internet_20_Link">https://www.udemy.com/course/git-and-github-bootcamp/</text:a><text:line-break/></text:p>
        </text:list-item>
        <text:list-item>
          <text:p text:style-name="P1">Linux and Command Line Linux Command Line Bootcamp: Beginner to Power User <text:a xlink:type="simple" xlink:href="https://www.udemy.com/course/the-linux-command-line-bootcamp/" office:target-frame-name="_blank" xlink:show="new" text:style-name="Internet_20_link" text:visited-style-name="Visited_20_Internet_20_Link">https://www.udemy.com/course/the-linux-command-line-bootcamp/</text:a><text:line-break/></text:p>
        </text:list-item>
        <text:list-item>
          <text:p text:style-name="P1">Java - Core Jetbrains Hyperskill <text:a xlink:type="simple" xlink:href="https://hyperskill.org/onboarding?_ga=2.179224036.1754765999.1593375715-1673555436.1593375715" office:target-frame-name="_blank" xlink:show="new" text:style-name="Internet_20_link" text:visited-style-name="Visited_20_Internet_20_Link">https://hyperskill.org/onboarding?_ga=2.179224036.1754765999.1593375715-1673555436.1593375715</text:a><text:line-break/></text:p>
        </text:list-item>
        <text:list-item>
          <text:p text:style-name="P1">Data Structures and Algorithms Java Data Structures and Algorithms Masterclass <text:a xlink:type="simple" xlink:href="https://www.udemy.com/course/java-data-structures-and-algorithms-masterclass/" office:target-frame-name="_blank" xlink:show="new" text:style-name="Internet_20_link" text:visited-style-name="Visited_20_Internet_20_Link">https://www.udemy.com/course/java-data-structures-and-algorithms-masterclass/</text:a><text:line-break/></text:p>
        </text:list-item>
        <text:list-item>
          <text:p text:style-name="P1">Maven Apache Maven: Beginner to Guru (Udemy; John Thompson) <text:a xlink:type="simple" xlink:href="https://www.udemy.com/course/apache-maven-beginner-to-guru/" office:target-frame-name="_blank" xlink:show="new" text:style-name="Internet_20_link" text:visited-style-name="Visited_20_Internet_20_Link">https://www.udemy.com/course/apache-maven-beginner-to-guru/</text:a><text:line-break/></text:p>
        </text:list-item>
        <text:list-item>
          <text:p text:style-name="P1">Java Servlets JDBC Servlets and JSP - Java Web Development Fundamentals (Udemy; Bharath Thippireddy) <text:a xlink:type="simple" xlink:href="https://www.udemy.com/course/jdbcservletsandjsp/" office:target-frame-name="_blank" xlink:show="new" text:style-name="Internet_20_link" text:visited-style-name="Visited_20_Internet_20_Link">https://www.udemy.com/course/jdbcservletsandjsp/</text:a><text:line-break/></text:p>
        </text:list-item>
        <text:list-item>
          <text:p text:style-name="P1">Java Server Pages JDBC Servlets and JSP - Java Web Development Fundamentals <text:a xlink:type="simple" xlink:href="https://www.udemy.com/course/jdbcservletsandjsp/" office:target-frame-name="_blank" xlink:show="new" text:style-name="Internet_20_link" text:visited-style-name="Visited_20_Internet_20_Link">https://www.udemy.com/course/jdbcservletsandjsp/</text:a><text:line-break/></text:p>
        </text:list-item>
        <text:list-item>
          <text:p text:style-name="P1">Hibernate Java Persistence: Hibernate and JPA Fundamentals (Udemy) <text:a xlink:type="simple" xlink:href="https://www.udemy.com/course/hibernate-and-jpa-fundamentals/?LSNPUBID=jU79Zysihs4&amp;ranEAID=jU79Zysihs4&amp;ranMID=39197&amp;ranSiteID=jU79Zysihs4-zASkmLyN9i1qJ1.8vk4NIg&amp;utm_medium=udemyads&amp;utm_source=aff-campaign" office:target-frame-name="_blank" xlink:show="new" text:style-name="Internet_20_link" text:visited-style-name="Visited_20_Internet_20_Link">https://www.udemy.com/course/hibernate-and-jpa-fundamentals/?LSNPUBID=jU79Zysihs4&amp;ranEAID=jU79Zysihs4&amp;ranMID=39197&amp;ranSiteID=jU79Zysihs4-zASkmLyN9i1qJ1.8vk4NIg&amp;utm_medium=udemyads&amp;utm_source=aff-campaign</text:a><text:line-break/></text:p>
        </text:list-item>
        <text:list-item>
          <text:p text:style-name="P1">Spring Spring and Hibernate for Beginners: Includes Spring Boot (Udemy; Chad Darby) <text:a xlink:type="simple" xlink:href="https://www.udemy.com/course/spring-hibernate-tutorial/" office:target-frame-name="_blank" xlink:show="new" text:style-name="Internet_20_link" text:visited-style-name="Visited_20_Internet_20_Link">https://www.udemy.com/course/spring-hibernate-tutorial/</text:a><text:line-break/></text:p>
        </text:list-item>
        <text:list-item>
          <text:p text:style-name="P1">Spring AOP Spring and Hibernate for Beginners: Includes Spring Boot (Udemy; Chad Darby) <text:a xlink:type="simple" xlink:href="https://www.udemy.com/course/spring-hibernate-tutorial/" office:target-frame-name="_blank" xlink:show="new" text:style-name="Internet_20_link" text:visited-style-name="Visited_20_Internet_20_Link">https://www.udemy.com/course/spring-hibernate-tutorial/</text:a><text:line-break/></text:p>
        </text:list-item>
        <text:list-item>
          <text:p text:style-name="P1">Spring JDBC and Spring Hibernate Master Hibernate and JPA with Spring Boot in 100 Steps <text:a xlink:type="simple" xlink:href="https://www.udemy.com/course/hibernate-jpa-tutorial-for-beginners-in-100-steps/" office:target-frame-name="_blank" xlink:show="new" text:style-name="Internet_20_link" text:visited-style-name="Visited_20_Internet_20_Link">https://www.udemy.com/course/hibernate-jpa-tutorial-for-beginners-in-100-steps/</text:a><text:line-break/></text:p>
        </text:list-item>
        <text:list-item>
          <text:p text:style-name="P1">SQL Training Complete SQL and Databases Bootcamp: Zero to Mastery 2021 (Udemy; Andrei Neagoie, Mo Binni) <text:a xlink:type="simple" xlink:href="https://www.udemy.com/course/complete-sql-databases-bootcamp-zero-to-mastery/" office:target-frame-name="_blank" xlink:show="new" text:style-name="Internet_20_link" text:visited-style-name="Visited_20_Internet_20_Link">https://www.udemy.com/course/complete-sql-databases-bootcamp-zero-to-mastery/</text:a><text:line-break/></text:p>
        </text:list-item>
        <text:list-item>
          <text:p text:style-name="P1">Spring 5 Core Spring and Hibernate for Beginners: Includes Spring Boot (Udemy; Chad Darby) <text:a xlink:type="simple" xlink:href="https://www.udemy.com/course/hibernate-and-jpa-fundamentals/?LSNPUBID=jU79Zysihs4&amp;ranEAID=jU79Zysihs4&amp;ranMID=39197&amp;ranSiteID=jU79Zysihs4-zASkmLyN9i1qJ1.8vk4NIg&amp;utm_medium=udemyads&amp;utm_source=aff-campaign" office:target-frame-name="_blank" xlink:show="new" text:style-name="Internet_20_link" text:visited-style-name="Visited_20_Internet_20_Link">https://www.udemy.com/course/hibernate-and-jpa-fundamentals/?LSNPUBID=jU79Zysihs4&amp;ranEAID=jU79Zysihs4&amp;ranMID=39197&amp;ranSiteID=jU79Zysihs4-zASkmLyN9i1qJ1.8vk4NIg&amp;utm_medium=udemyads&amp;utm_source=aff-campaign</text:a><text:line-break/></text:p>
        </text:list-item>
      </text:list>
      <text:p text:style-name="P3"/>
      <text:list xml:id="list232344964368351" text:continue-numbering="true" text:style-name="L1">
        <text:list-item>
          <text:p text:style-name="P2">Master Hibernate and JPA with Spring Boot in 100 Steps Master Hibernate and JPA with Spring Boot in 100 Steps <text:a xlink:type="simple" xlink:href="https://www.udemy.com/course/hibernate-jpa-tutorial-for-beginners-in-100-steps/" office:target-frame-name="_blank" xlink:show="new" text:style-name="Internet_20_link" text:visited-style-name="Visited_20_Internet_20_Link">https://www.udemy.com/course/hibernate-jpa-tutorial-for-beginners-in-100-steps/</text:a><text:line-break/></text:p>
        </text:list-item>
        <text:list-item>
          <text:p text:style-name="P1">DevOps CI/CD with Jenkins pipelines, Maven, Gradle DevOps CI/CD with Jenkins pipelines, Maven, Gradle (Udemy; TetraNoodle Team, Manuj Aggarwal) <text:a xlink:type="simple" xlink:href="https://www.udemy.com/course/devops-and-continuous-integration-with-jenkins-pipelines/" office:target-frame-name="_blank" xlink:show="new" text:style-name="Internet_20_link" text:visited-style-name="Visited_20_Internet_20_Link">https://www.udemy.com/course/devops-and-continuous-integration-with-jenkins-pipelines/</text:a><text:line-break/></text:p>
        </text:list-item>
        <text:list-item>
          <text:p text:style-name="P1">Junit Practical Java Testing with Junit 5 for Complete Beginners <text:a xlink:type="simple" xlink:href="https://www.udemy.com/course/practical-java-testing-with-junit-5-for-complete-beginners/" office:target-frame-name="_blank" xlink:show="new" text:style-name="Internet_20_link" text:visited-style-name="Visited_20_Internet_20_Link">https://www.udemy.com/course/practical-java-testing-with-junit-5-for-complete-beginners/</text:a><text:line-break/></text:p>
        </text:list-item>
        <text:list-item>
          <text:p text:style-name="P1">HTML Modern HTML &amp; CSS From the Beginning (Including SASS) (Udemy; Brad Traversy) <text:a xlink:type="simple" xlink:href="https://www.udemy.com/course/modern-html-css-from-the-beginning/learn/lecture/13285230?start=0#overview" office:target-frame-name="_blank" xlink:show="new" text:style-name="Internet_20_link" text:visited-style-name="Visited_20_Internet_20_Link">https://www.udemy.com/course/modern-html-css-from-the-beginning/learn/lecture/13285230?start=0#overview</text:a><text:line-break/></text:p>
        </text:list-item>
        <text:list-item>
          <text:p text:style-name="P1">CSS CSS - The Complete Guide 2021 (incl. Flexbox, Grid &amp; Sass) (Udemy; Academind by Maximilian Schwarzmuller) <text:a xlink:type="simple" xlink:href="https://www.udemy.com/course/css-the-complete-guide-incl-flexbox-grid-sass/" office:target-frame-name="_blank" xlink:show="new" text:style-name="Internet_20_link" text:visited-style-name="Visited_20_Internet_20_Link">https://www.udemy.com/course/css-the-complete-guide-incl-flexbox-grid-sass/</text:a><text:line-break/></text:p>
        </text:list-item>
        <text:list-item>
          <text:p text:style-name="P1">Javascript The Complete Javascript Course 2021: From Zero to Expert (Udemy; Jonas Schmedtmann) <text:a xlink:type="simple" xlink:href="https://www.udemy.com/course/the-complete-javascript-course/learn/lecture/22628657?start=95#overview" office:target-frame-name="_blank" xlink:show="new" text:style-name="Internet_20_link" text:visited-style-name="Visited_20_Internet_20_Link">https://www.udemy.com/course/the-complete-javascript-course/learn/lecture/22628657?start=95#overview</text:a><text:line-break/></text:p>
        </text:list-item>
        <text:list-item>
          <text:p text:style-name="P1">Typescript Understanding TypeScript - 2021 Edition (Udemy; Maximilian Schwarzmuller) <text:a xlink:type="simple" xlink:href="https://www.udemy.com/course/understanding-typescript/" office:target-frame-name="_blank" xlink:show="new" text:style-name="Internet_20_link" text:visited-style-name="Visited_20_Internet_20_Link">https://www.udemy.com/course/understanding-typescript/</text:a><text:line-break/></text:p>
        </text:list-item>
        <text:list-item>
          <text:p text:style-name="P1">MongoDB MongoDB - The Complete Developer's Guide 2021 <text:a xlink:type="simple" xlink:href="https://www.udemy.com/course/mongodb-the-complete-developers-guide/" office:target-frame-name="_blank" xlink:show="new" text:style-name="Internet_20_link" text:visited-style-name="Visited_20_Internet_20_Link">https://www.udemy.com/course/mongodb-the-complete-developers-guide/</text:a><text:line-break/></text:p>
        </text:list-item>
        <text:list-item>
          <text:p text:style-name="P1">Elasticstack Complete Guide to Elasticsearch (Udemy; Bo Andersen) <text:a xlink:type="simple" xlink:href="https://www.udemy.com/course/elasticsearch-complete-guide/" office:target-frame-name="_blank" xlink:show="new" text:style-name="Internet_20_link" text:visited-style-name="Visited_20_Internet_20_Link">https://www.udemy.com/course/elasticsearch-complete-guide/</text:a><text:line-break/></text:p>
        </text:list-item>
        <text:list-item>
          <text:p text:style-name="P1">Analyzing Log Data - Logstash Complete Guide to Elasticsearch (Udemy; Bo Andersen) <text:a xlink:type="simple" xlink:href="https://www.udemy.com/course/elasticsearch-complete-guide/" office:target-frame-name="_blank" xlink:show="new" text:style-name="Internet_20_link" text:visited-style-name="Visited_20_Internet_20_Link">https://www.udemy.com/course/elasticsearch-complete-guide/</text:a><text:line-break/></text:p>
        </text:list-item>
        <text:list-item>
          <text:p text:style-name="P1">Visualizing data with kibana Complete Guide to Elasticsearch (Udemy; Bo Andersen) <text:a xlink:type="simple" xlink:href="https://www.udemy.com/course/elasticsearch-complete-guide/" office:target-frame-name="_blank" xlink:show="new" text:style-name="Internet_20_link" text:visited-style-name="Visited_20_Internet_20_Link">https://www.udemy.com/course/elasticsearch-complete-guide/</text:a><text:line-break/></text:p>
        </text:list-item>
        <text:list-item>
          <text:p text:style-name="P1">Introduction to AWS AWS for Beginners: The Ultimate Amazon Web Services Bootcamp <text:a xlink:type="simple" xlink:href="https://www.udemy.com/course/the-ultimate-amazon-web-services-aws-bootcamp/" office:target-frame-name="_blank" xlink:show="new" text:style-name="Internet_20_link" text:visited-style-name="Visited_20_Internet_20_Link">https://www.udemy.com/course/the-ultimate-amazon-web-services-aws-bootcamp/</text:a><text:line-break/></text:p>
        </text:list-item>
        <text:list-item>
          <text:p text:style-name="P1">Docker Docker and Kubernetes: The Complete Guide (Udemy; Stephen Grider) <text:a xlink:type="simple" xlink:href="https://www.udemy.com/course/docker-and-kubernetes-the-complete-guide/?LSNPUBID=jU79Zysihs4&amp;ranEAID=jU79Zysihs4&amp;ranMID=39197&amp;ranSiteID=jU79Zysihs4-OECa8qJSVfstDL8s.SdeYQ&amp;utm_medium=udemyads&amp;utm_source=aff-campaign" office:target-frame-name="_blank" xlink:show="new" text:style-name="Internet_20_link" text:visited-style-name="Visited_20_Internet_20_Link">https://www.udemy.com/course/docker-and-kubernetes-the-complete-guide/?LSNPUBID=jU79Zysihs4&amp;ranEAID=jU79Zysihs4&amp;ranMID=39197&amp;ranSiteID=jU79Zysihs4-OECa8qJSVfstDL8s.SdeYQ&amp;utm_medium=udemyads&amp;utm_source=aff-campaign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7T23:21:01.958339427</meta:creation-date>
    <dc:date>2022-08-27T23:23:43.165985498</dc:date>
    <meta:editing-duration>PT2M41S</meta:editing-duration>
    <meta:editing-cycles>1</meta:editing-cycles>
    <meta:document-statistic meta:table-count="0" meta:image-count="0" meta:object-count="0" meta:page-count="2" meta:paragraph-count="27" meta:word-count="376" meta:character-count="4536" meta:non-whitespace-character-count="4188"/>
    <meta:generator>LibreOffice/7.3.5.2$Linux_X86_64 LibreOffice_project/30$Build-2</meta:generator>
  </office:meta>
</office:document-meta>
</file>